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4pt" fo:font-weight="bold" officeooo:rsid="004a73c5" officeooo:paragraph-rsid="004a73c5" style:font-size-asian="12.25pt" style:font-weight-asian="bold" style:font-size-complex="14pt" style:font-weight-complex="bold"/>
    </style:style>
    <style:style style:name="P2" style:family="paragraph" style:parent-style-name="Standard">
      <style:text-properties style:text-position="0% 100%" fo:font-size="12pt" fo:font-weight="normal" officeooo:rsid="00636dab" officeooo:paragraph-rsid="004a73c5"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65829e" officeooo:paragraph-rsid="0065829e"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67dcc5" officeooo:paragraph-rsid="0067dcc5"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2972e4" officeooo:paragraph-rsid="0067dcc5" style:font-size-asian="10.5pt" style:font-weight-asian="normal" style:font-size-complex="12pt" style:font-weight-complex="normal"/>
    </style:style>
    <style:style style:name="P6" style:family="paragraph" style:parent-style-name="Standard">
      <style:text-properties style:text-position="0% 100%" fo:font-size="12pt" fo:font-weight="bold" officeooo:rsid="002d1fff" officeooo:paragraph-rsid="0067dcc5" style:font-size-asian="10.5pt" style:font-weight-asian="bold" style:font-size-complex="12pt" style:font-weight-complex="bold"/>
    </style:style>
    <style:style style:name="P7" style:family="paragraph" style:parent-style-name="Standard">
      <style:text-properties style:text-position="0% 100%" fo:font-size="12pt" fo:font-weight="bold" officeooo:rsid="0027a547" officeooo:paragraph-rsid="0067dcc5" style:font-size-asian="10.5pt" style:font-weight-asian="bold" style:font-size-complex="12pt" style:font-weight-complex="bold"/>
    </style:style>
    <style:style style:name="P8" style:family="paragraph" style:parent-style-name="Standard">
      <style:text-properties style:text-position="0% 100%" fo:font-size="12pt" fo:font-weight="bold" officeooo:rsid="002972e4" officeooo:paragraph-rsid="0067dcc5" style:font-size-asian="10.5pt" style:font-weight-asian="bold" style:font-size-complex="12pt" style:font-weight-complex="bold"/>
    </style:style>
    <style:style style:name="P9" style:family="paragraph" style:parent-style-name="Standard">
      <style:text-properties style:text-position="0% 100%" fo:font-size="12pt" fo:font-weight="bold" officeooo:rsid="002a8c25" officeooo:paragraph-rsid="0067dcc5" style:font-size-asian="10.5pt" style:font-weight-asian="bold" style:font-size-complex="12pt" style:font-weight-complex="bold"/>
    </style:style>
    <style:style style:name="P10" style:family="paragraph" style:parent-style-name="Standard">
      <style:text-properties style:text-position="0% 100%" fo:font-size="12pt" fo:font-weight="bold" officeooo:rsid="002b2c13" officeooo:paragraph-rsid="0067dcc5" style:font-size-asian="10.5pt" style:font-weight-asian="bold" style:font-size-complex="12pt" style:font-weight-complex="bold"/>
    </style:style>
    <style:style style:name="P11" style:family="paragraph" style:parent-style-name="Standard">
      <style:text-properties style:text-position="0% 100%" fo:font-size="12pt" fo:font-weight="bold" officeooo:rsid="002c66bf" officeooo:paragraph-rsid="0067dcc5" style:font-size-asian="10.5pt" style:font-weight-asian="bold" style:font-size-complex="12pt" style:font-weight-complex="bold"/>
    </style:style>
    <style:style style:name="P12" style:family="paragraph" style:parent-style-name="Standard">
      <style:text-properties style:text-position="0% 100%" fo:font-size="12pt" fo:font-weight="bold" officeooo:rsid="0067dcc5" officeooo:paragraph-rsid="0067dcc5" style:font-size-asian="10.5pt" style:font-weight-asian="bold" style:font-size-complex="12pt" style:font-weight-complex="bold"/>
    </style:style>
    <style:style style:name="T1" style:family="text">
      <style:text-properties officeooo:rsid="002a8c25"/>
    </style:style>
    <style:style style:name="T2" style:family="text">
      <style:text-properties officeooo:rsid="002972e4"/>
    </style:style>
    <style:style style:name="T3" style:family="text">
      <style:text-properties officeooo:rsid="00636dab"/>
    </style:style>
    <style:style style:name="T4" style:family="text">
      <style:text-properties officeooo:rsid="0065829e"/>
    </style:style>
    <style:style style:name="T5" style:family="text">
      <style:text-properties officeooo:rsid="0066512c"/>
    </style:style>
    <style:style style:name="T6" style:family="text">
      <style:text-properties officeooo:rsid="0067dc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30</text:span> Days Later deep in Fodder city</text:p>
      <text:p text:style-name="P2"/>
      <text:p text:style-name="P3">I finally earned enough money to buy that vibranium long sleeved shirt and leggings. Which is now my undergarments. It costed me a total of 13 million dollars just for those two sets but they were worth it. Since it is made of vibranium I am now protected from any physical attacks directed at my arms, torso and legs. Them being made of an unknown variant of vibranium it always stays at room temperature. It releases the energy in its bond out when ever it comes in contact with temperature lower than room temperature warming me up if it gets cold. Absorbs the heat around it when the temperature is higher than room temperature giving me a nifty heat and cooling system along with under garments that are <text:span text:style-name="T5">almost invincible in this universe. Almost because like any other vibranium it has a limit. The limit of mine is being hit by a tank round, head on 4 consecutive times. I know this because it says so in its description. I also finally figured out how the level up system works. It first started with 10 xp to become level 2 and then it needed 40 to become level 3 and then 90 for level 4. The pattern was that every level up it needed the previous xp required plus 20. so I killed individual zombies until I reached level 14. Signifying that I killed at least 8,190 zombies in the 30 days I spent here. From there I calculated that I need to kill 1960 to level up into 15. So I counted the batches of 100 zombies that I let in the restaurant for me to kill. So far I did 19 batches telling me that this batch will the one that gets my level up. I pull the chains in the door to let zombies in to kill the last batch of 100 that I will need to level up. 20 minutes later I finish killing the last of the 100 I let in and open my character screen to get the quest perk.</text:span></text:p>
      <text:p text:style-name="P4"/>
      <text:p text:style-name="P7">N<text:span text:style-name="T1">ame</text:span>: Antonio Miguel <text:span text:style-name="T2">Hernandez Lopez</text:span></text:p>
      <text:p text:style-name="P5"/>
      <text:p text:style-name="P8">A<text:span text:style-name="T1">ge</text:span>: 21</text:p>
      <text:p text:style-name="P8"/>
      <text:p text:style-name="P8">Title/s: The Gamer</text:p>
      <text:p text:style-name="P8"/>
      <text:p text:style-name="P8">LVL: 1<text:span text:style-name="T6">5</text:span></text:p>
      <text:p text:style-name="P8"/>
      <text:p text:style-name="P8">HP: 10<text:span text:style-name="T3">5</text:span></text:p>
      <text:p text:style-name="P8"><text:line-break/>STR: <text:span text:style-name="T6">34</text:span></text:p>
      <text:p text:style-name="P8"/>
      <text:p text:style-name="P8"><text:span text:style-name="T1">VIT</text:span>: <text:span text:style-name="T1">24</text:span></text:p>
      <text:p text:style-name="P9"/>
      <text:p text:style-name="P9">DEX: <text:span text:style-name="T6">32</text:span></text:p>
      <text:p text:style-name="P9"/>
      <text:p text:style-name="P9">INT: <text:span text:style-name="T6">31</text:span></text:p>
      <text:p text:style-name="P9"/>
      <text:p text:style-name="P9">WIS: <text:span text:style-name="T6">36</text:span></text:p>
      <text:p text:style-name="P9"/>
      <text:p text:style-name="P9">LCK: <text:span text:style-name="T6">65</text:span></text:p>
      <text:p text:style-name="P9"/>
      <text:p text:style-name="P9">POINTS: <text:span text:style-name="T6">45</text:span></text:p>
      <text:p text:style-name="P8"/>
      <text:p text:style-name="P9">Money: $<text:span text:style-name="T6">2,764,100.50</text:span></text:p>
      <text:p text:style-name="P9"/>
      <text:p text:style-name="P10">INVENTORY[]</text:p>
      <text:p text:style-name="P10"/>
      <text:p text:style-name="P9"><text:soft-page-break/>ABILITIES[]</text:p>
      <text:p text:style-name="P9"/>
      <text:p text:style-name="P11">PERKS[]</text:p>
      <text:p text:style-name="P11"/>
      <text:p text:style-name="P6">PP: <text:span text:style-name="T3">1</text:span></text:p>
      <text:p text:style-name="P4"/>
      <text:p text:style-name="P4">Pressing Perks the screen changes like every other time. I look at the new one I have and is not too helpful for me at he moment it’s just a perk that allows my eyes to see more details of the world. I get quest and exit the character screen and Immediately I get one.</text:p>
      <text:p text:style-name="P4"/>
      <text:p text:style-name="P12">Quest-</text:p>
      <text:p text:style-name="P12"/>
      <text:p text:style-name="P12">Save the 4 survivor groups that stumbled into Fodder city.</text:p>
      <text:p text:style-name="P12"/>
      <text:p text:style-name="P12">0/4 groups</text:p>
      <text:p text:style-name="P12"/>
      <text:p text:style-name="P12">rewards: 26 new companions with different varieties of skills.</text:p>
      <text:p text:style-name="P12"/>
      <text:p text:style-name="P4">Seeing the quest I think it’s not so bad of a reward and tak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2T19:52:05.476000000</dc:date>
    <meta:editing-duration>PT1H50M44S</meta:editing-duration>
    <meta:editing-cycles>17</meta:editing-cycles>
    <meta:generator>LibreOffice/6.1.3.2$Windows_X86_64 LibreOffice_project/86daf60bf00efa86ad547e59e09d6bb77c699acb</meta:generator>
    <meta:document-statistic meta:table-count="0" meta:image-count="0" meta:object-count="0" meta:page-count="2" meta:paragraph-count="25" meta:word-count="480" meta:character-count="2460" meta:non-whitespace-character-count="2004"/>
  </office:meta>
</office:document-meta>
</file>